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3"/>
  <manifest:file-entry manifest:media-type="image/png" manifest:full-path="Pictures/4"/>
  <manifest:file-entry manifest:media-type="image/png" manifest:full-path="Pictures/5"/>
  <manifest:file-entry manifest:media-type="image/png" manifest:full-path="Pictures/6"/>
  <manifest:file-entry manifest:media-type="image/png" manifest:full-path="Pictures/0"/>
  <manifest:file-entry manifest:media-type="image/png" manifest:full-path="Pictures/1"/>
  <manifest:file-entry manifest:media-type="image/png" manifest:full-path="Pictures/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>
      <style:text-properties fo:font-size="12pt" fo:language="de" fo:country="DE"/>
    </style:style>
    <style:style style:family="text" style:name="T2">
      <style:text-properties fo:font-size="12pt"/>
    </style:style>
    <style:style style:family="text" style:name="T3">
      <style:text-properties fo:font-size="11pt"/>
    </style:style>
    <style:style style:family="text" style:name="T4">
      <style:text-properties fo:color="#000000" style:font-name="Times New Roman" fo:font-size="11pt" fo:language="en" fo:country="US" fo:font-weight="normal"/>
    </style:style>
    <style:style style:family="text" style:name="T5">
      <style:text-properties fo:color="#000000" style:font-name="Times New Roman" fo:font-size="11pt" fo:language="en" fo:country="US" fo:font-style="italic" fo:font-weight="normal"/>
    </style:style>
    <style:style style:family="text" style:name="T6">
      <style:text-properties style:font-name="Times New Roman" fo:font-size="11pt" fo:language="en" fo:country="US" fo:font-style="italic" fo:font-weight="normal"/>
    </style:style>
    <style:style style:family="text" style:name="T7">
      <style:text-properties style:font-name="Times New Roman" fo:font-size="11pt" fo:language="en" fo:country="US" fo:font-weight="normal"/>
    </style:style>
    <style:style style:family="text" style:name="T8">
      <style:text-properties fo:color="#000000" style:font-name="Times New Roman" fo:font-size="11pt" fo:language="en" fo:country="US" fo:font-weight="bold"/>
    </style:style>
    <style:style style:family="paragraph" style: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3" style:parent-style-name="Normal">
      <style:text-properties fo:color="#000000" style:font-name="Times New Roman" fo:font-size="11pt" fo:language="en" fo:country="US" fo:font-weight="normal"/>
    </style:style>
    <style:style style:family="paragraph" style:name="P1" style:parent-style-name="Normal">
      <style:paragraph-properties fo:text-align="center"/>
    </style:style>
    <style:style style:family="section" style:name="Sect1"/>
    <style:style style:family="graphic" style: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P1"><text:span text:style-name="T1">Practical task: Article popularity prediction on „Online Online News Popularity Data Set" </text:span><text:span text:style-name="T2">in RapidMiner following CRISP guidelines</text:span></text:p>
        <text:p text:style-name="P1"/>
        <text:p text:style-name="Normal"><text:span text:style-name="T3">Business Understanding:</text:span></text:p>
        <text:p text:style-name="Normal"><text:span text:style-name="T3"><text:tab/>Authors and project managers can concentrate on producing </text:span></text:p>
        <text:p text:style-name="Normal"><text:span text:style-name="T3"><text:tab/>content that consumers appreciate.</text:span></text:p>
        <text:p text:style-name="Normal"/>
        <text:p text:style-name="Normal"><text:span text:style-name="T3">Data Understanding: </text:span></text:p>
        <text:p text:style-name="Normal"><text:span text:style-name="T4"><text:tab/>39797 instances / articles. 61 attributes.</text:span></text:p>
        <text:p text:style-name="Normal"><text:span text:style-name="T3"><text:tab/>Both integer, continous valued and binominal attributes. </text:span><draw:frame text:anchor-type="as-char" draw:z-index="0" draw:style-name="graphic1" svg:width="5.3354in" svg:height="4.0646in"><draw:image xlink:href="Pictures/0" xlink:type="simple" xlink:show="embed" xlink:actuate="onLoad"/></draw:frame></text:p>
        <text:p text:style-name="Normal"><text:span text:style-name="T3">Data Preparation</text:span></text:p>
        <text:p text:style-name="P2"><text:span text:style-name="T4"><text:tab/>Useless attributes removed: </text:span><text:span text:style-name="T5">t</text:span><text:span text:style-name="T6">imedelta</text:span><text:span text:style-name="T4">, </text:span><text:span text:style-name="T6">url</text:span></text:p>
        <text:p text:style-name="P2"><text:span text:style-name="T4"><text:tab/></text:span></text:p>
        <text:p text:style-name="P2"><text:span text:style-name="T4"><text:tab/>Two attributes removed because of correlation with other attributes, </text:span></text:p>
        <text:p text:style-name="P2"><text:span text:style-name="T4"><text:tab/>or just not giving any informaton:</text:span></text:p>
        <text:p text:style-name="P2"><text:span text:style-name="T4"> <text:tab/></text:span><text:span text:style-name="T6">n_non_stop_unique_tokens</text:span><text:span text:style-name="T7"> highly correlated with </text:span><text:span text:style-name="T6">n_unique_tokens</text:span><text:span text:style-name="T7">. </text:span></text:p>
        <text:p text:style-name="P2"><text:span text:style-name="T7"><text:tab/></text:span><text:span text:style-name="T6">n_non_stop_words</text:span><text:span text:style-name="T7"> only zero.</text:span></text:p>
        <text:p text:style-name="P3"/>
        <text:p text:style-name="P3"><text:span text:style-name="T3"><text:tab/>Integer attributes converted into continous valued attributes to better work with </text:span></text:p>
        <text:p text:style-name="P3"><text:span text:style-name="T3"><text:tab/>modelling tools.</text:span></text:p>
        <text:p text:style-name="P3"><text:span text:style-name="T3"><text:tab/></text:span></text:p>
        <text:p text:style-name="P3"><text:span text:style-name="T3"><text:tab/></text:span><text:span text:style-name="T4">Target variable </text:span><text:span text:style-name="T6">shares</text:span><text:span text:style-name="T4">: Number of online shares. Made into binominal using</text:span></text:p>
        <text:p text:style-name="P3"><text:span text:style-name="T4"> <text:tab/>threshold: </text:span><text:span text:style-name="T7">&gt; 1400: Popular article, else not popular</text:span></text:p>
        <text:p text:style-name="P3"/>
        <text:p text:style-name="Normal"><text:span text:style-name="T3">Modelling</text:span></text:p>
        <text:p text:style-name="P2"><text:span text:style-name="T4"><text:tab/></text:span><text:span text:style-name="T8">Goal</text:span><text:span text:style-name="T4">: Predict if article is popular using X-validation training / validation split.</text:span></text:p>
        <text:p text:style-name="P2"><text:span text:style-name="T4"><text:tab/>Using different model building techniques.</text:span></text:p>
        <text:p text:style-name="P2"><text:span text:style-name="T4"><text:tab/><text:tab/>Decision Tree</text:span></text:p>
        <text:p text:style-name="P2"><text:span text:style-name="T4"><text:tab/><text:tab/><text:tab/>Vizuaisation of decision tree on (all equal configurations)</text:span></text:p>
        <text:p text:style-name="P2"/>
        <text:p text:style-name="P2"><text:span text:style-name="T4"><text:tab/><text:tab/><text:tab/><text:tab/>Full data</text:span></text:p>
        <text:p text:style-name="P2"><draw:frame text:anchor-type="as-char" draw:z-index="0" draw:style-name="graphic1" svg:width="5.6236in" svg:height="7.5590in"><draw:image xlink:href="Pictures/1" xlink:type="simple" xlink:show="embed" xlink:actuate="onLoad"/></draw:frame></text:p>
        <text:p text:style-name="P2"/>
        <text:p text:style-name="P2"/>
        <text:p text:style-name="P2"/>
        <text:p text:style-name="P2"/>
        <text:p text:style-name="P2"><text:span text:style-name="T4"><text:tab/><text:tab/><text:tab/><text:tab/>Only binominal attributes</text:span></text:p>
        <text:p text:style-name="P2"><draw:frame text:anchor-type="as-char" draw:z-index="0" draw:style-name="graphic1" svg:width="5.6236in" svg:height="4.7694in"><draw:image xlink:href="Pictures/2" xlink:type="simple" xlink:show="embed" xlink:actuate="onLoad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pan text:style-name="T4"><text:tab/><text:tab/><text:tab/><text:tab/>Only continous attributes</text:span></text:p>
        <text:p text:style-name="P2"><draw:frame text:anchor-type="as-char" draw:z-index="0" draw:style-name="graphic1" svg:width="5.6236in" svg:height="6.4194in"><draw:image xlink:href="Pictures/3" xlink:type="simple" xlink:show="embed" xlink:actuate="onLoad"/></draw:frame></text:p>
        <text:p text:style-name="P2"><text:span text:style-name="T4"><text:tab/><text:tab/>k-NN</text:span></text:p>
        <text:p text:style-name="P2"><text:span text:style-name="T4"><text:tab/><text:tab/>Naïve Bayes</text:span></text:p>
        <text:p text:style-name="P2"><text:span text:style-name="T4"><text:tab/><text:tab/></text:span></text:p>
        <text:p text:style-name="P2"/>
        <text:p text:style-name="P3"><text:span text:style-name="T3">Evaluation and Depoyment</text:span></text:p>
        <text:p text:style-name="P3"><text:span text:style-name="T3"><text:tab/>Classification accuracy for the different methods compared, using X-validation</text:span></text:p>
        <text:p text:style-name="P3"><text:span text:style-name="T3"><text:tab/>with apply model and classification performance. All the data. </text:span></text:p>
        <text:p text:style-name="P3"><text:span text:style-name="T3"><text:tab/></text:span></text:p>
        <text:p text:style-name="P3"><text:span text:style-name="T3"><text:tab/>Decision Tree</text:span></text:p>
        <text:p text:style-name="P3"><draw:frame text:anchor-type="as-char" draw:z-index="0" draw:style-name="graphic1" svg:width="5.3354in" svg:height="1.2000in"><draw:image xlink:href="Pictures/4" xlink:type="simple" xlink:show="embed" xlink:actuate="onLoad"/></draw:frame></text:p>
        <text:p text:style-name="P3"><text:tab/>k-NN</text:p>
        <text:p text:style-name="P3"><draw:frame text:anchor-type="as-char" draw:z-index="0" draw:style-name="graphic1" svg:width="5.3354in" svg:height="0.8000in"><draw:image xlink:href="Pictures/5" xlink:type="simple" xlink:show="embed" xlink:actuate="onLoad"/></draw:frame></text:p>
        <text:p text:style-name="P3"><text:tab/>Naïve Bayes</text:p>
        <text:p text:style-name="P3"><draw:frame text:anchor-type="as-char" draw:z-index="0" draw:style-name="graphic1" svg:width="5.3354in" svg:height="0.8097in"><draw:image xlink:href="Pictures/6" xlink:type="simple" xlink:show="embed" xlink:actuate="onLoad"/></draw:frame></text:p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text" style:name="Reference" style:next-style-name="Reference">
      <style:text-properties fo:font-size="10pt"/>
    </style:style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family="graphic" style:name="Graphics"/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</office:meta>
</office:document-meta>
</file>